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application/rdf+xml" manifest:full-path="data.rdf"/>
  <manifest:file-entry manifest:media-type="application/rdf+xml" manifest:full-path="geo1.rdf"/>
  <manifest:file-entry manifest:media-type="application/rdf+xml" manifest:full-path="openingHours.rdf"/>
</manifest:manifest>
</file>

<file path=content.xml><?xml version="1.0" encoding="utf-8"?>
<office:document-content xmlns:chart="urn:oasis:names:tc:opendocument:xmlns:chart:1.0" xmlns:dr3d="urn:oasis:names:tc:opendocument:xmlns:dr3d:1.0" xmlns:draw="urn:oasis:names:tc:opendocument:xmlns:drawing:1.0" xmlns:fo="urn:oasis:names:tc:opendocument:xmlns:xsl-fo-compatible:1.0" xmlns:form="urn:oasis:names:tc:opendocument:xmlns:form:1.0" xmlns:meta="urn:oasis:names:tc:opendocument:xmlns:meta:1.0" xmlns:number="urn:oasis:names:tc:opendocument:xmlns:datastyle:1.0" xmlns:office="urn:oasis:names:tc:opendocument:xmlns:office:1.0" xmlns:script="urn:oasis:names:tc:opendocument:xmlns:script:1.0" xmlns:style="urn:oasis:names:tc:opendocument:xmlns:style:1.0" xmlns:svg="urn:oasis:names:tc:opendocument:xmlns:svg-compatible:1.0" xmlns:table="urn:oasis:names:tc:opendocument:xmlns:table:1.0" xmlns:text="urn:oasis:names:tc:opendocument:xmlns:text:1.0" xmlns:of="urn:oasis:names:tc:opendocument:xmlns:of:1.2" xmlns:rdfa="http://docs.oasis-open.org/opendocument/meta/rdfa#" xmlns:dom="http://www.w3.org/2001/xml-events" xmlns:math="http://www.w3.org/1998/Math/MathML" xmlns:xforms="http://www.w3.org/2002/xforms" xmlns:xlink="http://www.w3.org/1999/xlink" xmlns:xsd="http://www.w3.org/2001/XMLSchema" xmlns:xsi="http://www.w3.org/2001/XMLSchema-instance" xmlns:xhtml="http://www.w3.org/1999/xhtml"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 xml:id="intro">A Fun Weekend</text:h>
      <text:p>
			<text:meta xml:id="james1">James</text:meta>,
			<text:meta xml:id="joyce1">Joyce</text:meta>,
			and <text:meta xml:id="mark1">Mark</text:meta> are planning
			to nurse some Koalas and feed the Owls on a camping trip
			<text:meta xml:id="campingtime1">next weekend</text:meta>.
			</text:p>
      <text:p>
			</text:p>
      <text:p>
			The three people in the last paragraph were actually references
			to semantic information stored in RDF inside this document. 
			This lets the computer explicitly know that you are dealing with 
			people, and you can also tap into other information about these
			people by asking KOffice to show more information about them. For
			example, here you might like to call <text:meta xml:id="james2">James</text:meta>
			to see if he is planning on bringing some tea along.
			</text:p>
      <text:p>
			</text:p>
      <text:p>
			Things in RDF can also have location information associated with
			them, for example, you know from above that there is camping
			happening. Explicitly that the camping 
			starts at <text:meta xml:id="campingtime2">next weekend</text:meta>.
			But you can also bring up the exact <text:meta xml:id="campingtime3">location</text:meta>
 			we are planning on staying because it is linked to the event itsel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3T22:24:15</meta:creation-date>
    <meta:document-statistic meta:table-count="0" meta:image-count="0" meta:object-count="0" meta:page-count="1" meta:paragraph-count="1" meta:word-count="2" meta:character-count="12"/>
    <dc:date>2009-09-23T22:25:12</dc:date>
    <meta:editing-duration>PT00H00M57S</meta:editing-duration>
    <meta:editing-cycles>1</meta:editing-cycles>
    <meta:generator>handcrafted</meta:generator>
  </office:meta>
</office:document-meta>
</file>